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ser logów GPS</text:p>
      <text:p text:style-name="P1"/>
      <text:p text:style-name="Standard">● zaimplementowany jako biblioteka w C# zgodny ze standardem</text:p>
      <text:p text:style-name="Standard">NMEA,</text:p>
      <text:p text:style-name="Standard">● umożliwia przeprowadzanie symulacji tzn. zamiast pobierać</text:p>
      <text:p text:style-name="Standard">dane z GPS można wskazać plik z logami,</text:p>
      <text:p text:style-name="Standard">● GPS w systemie jest dostępny jest jako port COM,</text:p>
      <text:p text:style-name="Standard">● standard NMEA definiuje interfejs protokołu komunikacji z</text:p>
      <text:p text:style-name="Standard">odbiornikiem GPS,</text:p>
      <text:p text:style-name="Standard">● Przykładowe dane z GPSu:</text:p>
      <text:p text:style-name="Standard">$GPGSV,3,3,12,24,09,086,,18,06,243,31,02,03,117,,28,01,064,33*7C</text:p>
      <text:p text:style-name="Standard">$GPRMC,125757.244,A,5005.4846,N,01956.5834,E,,200.59,080808,,,A*78</text:p>
      <text:p text:style-name="Standard">$GPGGA,125758.244,5005.4846,N,01956.5834,E,1,03,1.9,-42.0,M,42.0,M,,0000*4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d</meta:initial-creator>
    <meta:creation-date>2009-07-04T14:43:13.24</meta:creation-date>
    <meta:document-statistic meta:table-count="0" meta:image-count="0" meta:object-count="0" meta:page-count="1" meta:paragraph-count="12" meta:word-count="56" meta:character-count="536"/>
    <dc:date>2009-07-04T14:43:52.29</dc:date>
    <dc:creator>m d</dc:creator>
    <meta:editing-duration>PT00H00M40S</meta:editing-duration>
    <meta:editing-cycles>1</meta:editing-cycles>
    <meta:generator>OpenOffice.org/3.0$Win32 OpenOffice.org_project/300m15$Build-9379</meta:generator>
  </office:meta>
</office:document-meta>
</file>